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1d41a" draw:textarea-horizontal-align="justify" draw:textarea-vertical-align="middle" draw:auto-grow-height="false" fo:min-height="0.672cm" fo:min-width="4.22cm"/>
    </style:style>
    <style:style style:name="gr2" style:family="graphic" style:parent-style-name="objectwithoutfill">
      <style:graphic-properties svg:stroke-width="0.106cm" svg:stroke-color="#ff7b59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5cm" fo:min-width="10.63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5cm" fo:min-width="10.92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5cm" fo:min-width="11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5cm" fo:min-width="13.40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5cm" fo:min-width="13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cm" fo:min-width="14.807cm"/>
    </style:style>
    <style:style style:name="gr12" style:family="graphic" style:parent-style-name="standard">
      <style:graphic-properties draw:textarea-horizontal-align="justify" draw:textarea-vertical-align="middle" draw:auto-grow-height="false" fo:min-height="1.851cm" fo:min-width="1.172cm"/>
    </style:style>
    <style:style style:name="gr1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cm" svg:height="1.302cm" svg:x="1.6cm" svg:y="14.298cm">
          <text:p text:style-name="P1"><text:span text:style-name="T1">FEATH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6.7cm" svg:y1="14.949cm" svg:x2="8.272cm" svg:y2="14.555cm" draw:start-shape="id1" draw:end-shape="id2" draw:end-glue-point="3" svg:d="M6700 14949c1180 0 395-394 1572-394" svg:viewBox="0 0 1573 395">
          <text:p/>
        </draw:connector>
        <draw:custom-shape draw:style-name="gr3" draw:text-style-name="P5" xml:id="id11" draw:id="id11" draw:layer="layout" svg:width="1.7cm" svg:height="1.9cm" svg:x="3.7cm" svg:y="9.1cm">
          <text:p text:style-name="P4"><text:span text:style-name="T1">SQ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4.5cm" svg:y1="14.3cm" svg:x2="4.5cm" svg:y2="11cm">
          <text:p/>
        </draw:line>
        <draw:custom-shape draw:style-name="gr5" draw:text-style-name="P7" xml:id="id2" draw:id="id2" draw:layer="layout" svg:width="11.728cm" svg:height="1.8cm" svg:x="8.272cm" svg:y="13.655cm">
          <text:p text:style-name="P6"><text:span text:style-name="T2">child_process</text:span></text:p>
          <text:p text:style-name="P6"><text:span text:style-name="T3">This is an in memory endpoint. It allows the user to create terminals on</text:span></text:p>
          <text:p text:style-name="P6"><text:span text:style-name="T3">the root node and execute commands whitelisted only. However if it is the</text:span></text:p>
          <text:p text:style-name="P6"><text:span text:style-name="T3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" draw:id="id3" draw:layer="layout" svg:width="11.135cm" svg:height="1.8cm" svg:x="8.865cm" svg:y="15.855cm">
          <text:p text:style-name="P6"><text:span text:style-name="T2">dir</text:span></text:p>
          <text:p text:style-name="P6"><text:span text:style-name="T3">This in memory endpoint is here to work with directories hosted on the</text:span></text:p>
          <text:p text:style-name="P6"><text:span text:style-name="T3">root and child nodes updating them through socket connections</text:span></text:p>
          <text:p text:style-name="P6"><text:span text:style-name="T3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6.7cm" svg:y1="14.95cm" svg:x2="8.865cm" svg:y2="16.755cm" draw:end-shape="id3" draw:end-glue-point="3" svg:d="M6700 14950c1248 0 166 1805 2165 1805" svg:viewBox="0 0 2166 1806">
          <text:p/>
        </draw:connector>
        <draw:custom-shape draw:style-name="gr7" draw:text-style-name="P7" xml:id="id4" draw:id="id4" draw:layer="layout" svg:width="11.428cm" svg:height="1.8cm" svg:x="8.572cm" svg:y="18.155cm">
          <text:p text:style-name="P6"><text:span text:style-name="T2">fonts</text:span></text:p>
          <text:p text:style-name="P6"><text:span text:style-name="T3">This in memory endpoint runs custom npm packages to determine the</text:span></text:p>
          <text:p text:style-name="P6"><text:span text:style-name="T3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5" draw:id="id5" draw:layer="layout" draw:type="curve" svg:x1="6.674cm" svg:y1="14.976cm" svg:x2="8.572cm" svg:y2="19.055cm" draw:end-shape="id4" draw:end-glue-point="3" svg:d="M6674 14976c1048 0 100 4079 1898 4079" svg:viewBox="0 0 1899 4080">
          <text:p/>
        </draw:connector>
        <draw:custom-shape draw:style-name="gr8" draw:text-style-name="P7" xml:id="id6" draw:id="id6" draw:layer="layout" svg:width="12cm" svg:height="1.4cm" svg:x="8cm" svg:y="20.3cm">
          <text:p text:style-name="P6"><text:span text:style-name="T2">git</text:span></text:p>
          <text:p text:style-name="P6"><text:span text:style-name="T3">This in memory endpoint spawns child processes to maintain the</text:span></text:p>
          <text:p text:style-name="P6"><text:span text:style-name="T3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draw:line-skew="0.539cm" svg:x1="6.674cm" svg:y1="14.976cm" svg:x2="8cm" svg:y2="21cm" draw:start-shape="id5" draw:start-glue-point="2" draw:end-shape="id6" draw:end-glue-point="3" svg:d="M6674 14976c-21 0-684 6024 1326 6024" svg:viewBox="0 0 1448 6025">
          <text:p/>
        </draw:connector>
        <draw:custom-shape draw:style-name="gr9" draw:text-style-name="P7" xml:id="id7" draw:id="id7" draw:layer="layout" svg:width="13.907cm" svg:height="1.7cm" svg:x="6.093cm" svg:y="22.1cm">
          <text:p text:style-name="P6"><text:span text:style-name="T2">messages</text:span></text:p>
          <text:p text:style-name="P6"><text:span text:style-name="T3">This in memory endpoint sends messages between child nodes for the current session.</text:span></text:p>
          <text:p text:style-name="P6"><text:span text:style-name="T3">Message are stored until the end of the session ensuring all child nodes are up to date</text:span></text:p>
          <text:p text:style-name="P6"><text:span text:style-name="T3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15cm" svg:y1="15.6cm" svg:x2="6.093cm" svg:y2="22.95cm" draw:start-shape="id1" draw:start-glue-point="2" draw:end-shape="id7" draw:end-glue-point="3" svg:d="M4150 15600c0 4900 647 7350 1943 7350" svg:viewBox="0 0 1944 7351">
          <text:p/>
        </draw:connector>
        <draw:custom-shape draw:style-name="gr10" draw:text-style-name="P7" xml:id="id8" draw:id="id8" draw:layer="layout" svg:width="14.4cm" svg:height="1.7cm" svg:x="5.6cm" svg:y="24.2cm">
          <text:p text:style-name="P6"><text:span text:style-name="T2">Recover</text:span></text:p>
          <text:p text:style-name="P6"><text:span text:style-name="T3">This in memory endpoint is initiated on startup to scan any documents left on the scratch disk</text:span></text:p>
          <text:p text:style-name="P6"><text:span text:style-name="T3">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15cm" svg:y1="15.6cm" svg:x2="5.6cm" svg:y2="25.05cm" draw:start-shape="id1" draw:end-shape="id8" draw:end-glue-point="3" svg:d="M4150 15600c0 6300 483 9450 1450 9450" svg:viewBox="0 0 1451 9451">
          <text:p/>
        </draw:connector>
        <draw:custom-shape draw:style-name="gr11" draw:text-style-name="P7" xml:id="id9" draw:id="id9" draw:layer="layout" svg:width="15.307cm" svg:height="1.7cm" svg:x="4.693cm" svg:y="26.3cm">
          <text:p text:style-name="P6"><text:span text:style-name="T2">Save</text:span></text:p>
          <text:p text:style-name="P6"><text:span text:style-name="T3">This in memory endpoint either creates or updates an open document contained in the application’s</text:span></text:p>
          <text:p text:style-name="P6"><text:span text:style-name="T3">scratch disk’s directory. During the process we import the database into the document’s scratch disk</text:span><text:span text:style-name="T3"><text:line-break/></text:span><text:span text:style-name="T3">directory and then zip the document 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4.15cm" svg:y1="15.6cm" svg:x2="4.693cm" svg:y2="27.15cm" draw:start-shape="id1" draw:start-glue-point="2" draw:end-shape="id9" draw:end-glue-point="3" svg:d="M4150 15600c0 7700 181 11550 543 11550" svg:viewBox="0 0 544 11551">
          <text:p/>
        </draw:connector>
        <draw:custom-shape draw:style-name="gr12" draw:text-style-name="P9" xml:id="id10" draw:id="id10" draw:layer="layout" svg:width="2.8cm" svg:height="2.1cm" svg:x="0.9cm" svg:y="22.5cm">
          <text:p text:style-name="P8"><text:span text:style-name="T4">Import</text:span></text:p>
          <text:p text:style-name="P8"><text:span text:style-name="T4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3" draw:text-style-name="P3" draw:layer="layout" draw:type="curve" draw:line-skew="0.126cm" svg:x1="0.9cm" svg:y1="23.55cm" svg:x2="3.7cm" svg:y2="10.05cm" draw:start-shape="id10" draw:start-glue-point="5" draw:end-shape="id11" draw:end-glue-point="6" svg:d="M900 23550c-562 0-1962-13500 2800-13500" svg:viewBox="0 0 3434 13501">
          <text:p/>
        </draw:connector>
        <draw:connector draw:style-name="gr13" draw:text-style-name="P3" draw:layer="layout" draw:type="curve" svg:x1="3.7cm" svg:y1="23.55cm" svg:x2="4.693cm" svg:y2="27.15cm" draw:start-shape="id10" draw:start-glue-point="7" draw:end-shape="id9" draw:end-glue-point="3" svg:d="M3700 23550c753 0 503 1901 497 1901-5 0-257 1699 496 1699" svg:viewBox="0 0 994 36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0T10:50:45.638000000</dc:date>
    <meta:editing-duration>PT37M45S</meta:editing-duration>
    <meta:editing-cycles>4</meta:editing-cycles>
    <meta:generator>LibreOffice/6.3.3.2$Windows_X86_64 LibreOffice_project/a64200df03143b798afd1ec74a12ab50359878ed</meta:generator>
    <meta:document-statistic meta:object-count="20"/>
  </office:meta>
</office:document-meta>
</file>